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resultado_de_20020170709_19_28_2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6.4511481349221" calcext:value-type="float">
            <text:p>-46,4511481349</text:p>
          </table:table-cell>
          <table:table-cell office:value-type="float" office:value="38.124981423865" calcext:value-type="float">
            <text:p>38,1249814239</text:p>
          </table:table-cell>
          <table:table-cell office:value-type="float" office:value="-126.423832203921" calcext:value-type="float">
            <text:p>-126,4238322039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126.423832203921" calcext:value-type="float">
            <text:p>-126,4238322039</text:p>
          </table:table-cell>
          <table:table-cell/>
          <table:table-cell table:formula="of:=AVERAGE([.L1:.L30])" office:value-type="float" office:value="-187.35701149028" calcext:value-type="float">
            <text:p>-187,35701149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6.4509216441649" calcext:value-type="float">
            <text:p>-46,4509216442</text:p>
          </table:table-cell>
          <table:table-cell office:value-type="float" office:value="38.1248583482243" calcext:value-type="float">
            <text:p>38,1248583482</text:p>
          </table:table-cell>
          <table:table-cell office:value-type="float" office:value="-126.423832209704" calcext:value-type="float">
            <text:p>-126,4238322097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126.423832209704" calcext:value-type="float">
            <text:p>-126,4238322097</text:p>
          </table:table-cell>
          <table:table-cell/>
          <table:table-cell table:formula="of:=MIN([.L1:.L30])" office:value-type="float" office:value="-227.123105871366" calcext:value-type="float">
            <text:p>-227,12310587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.4371519326003" calcext:value-type="float">
            <text:p>89,4371519326</text:p>
          </table:table-cell>
          <table:table-cell office:value-type="float" office:value="99.9985958843106" calcext:value-type="float">
            <text:p>99,9985958843</text:p>
          </table:table-cell>
          <table:table-cell office:value-type="float" office:value="-227.086454517296" calcext:value-type="float">
            <text:p>-227,0864545173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227.086454517296" calcext:value-type="float">
            <text:p>-227,0864545173</text:p>
          </table:table-cell>
          <table:table-cell/>
          <table:table-cell table:style-name="ce1" table:formula="of:=(COUNTIF([.L1:.L30];&quot;&gt;-220,0&quot;))/30" office:value-type="percentage" office:value="0.4" calcext:value-type="percentage">
            <text:p>40,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.6600156123554" calcext:value-type="float">
            <text:p>89,6600156124</text:p>
          </table:table-cell>
          <table:table-cell office:value-type="float" office:value="99.9954170092738" calcext:value-type="float">
            <text:p>99,9954170093</text:p>
          </table:table-cell>
          <table:table-cell office:value-type="float" office:value="-227.099705387987" calcext:value-type="float">
            <text:p>-227,099705388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227.099705387987" calcext:value-type="float">
            <text:p>-227,099705388</text:p>
          </table:table-cell>
          <table:table-cell/>
          <table:table-cell table:style-name="ce1" table:formula="of:=(COUNTIF([.L1:.L30];&quot;&lt;-220,0&quot;))/30" office:value-type="percentage" office:value="0.6" calcext:value-type="percentage">
            <text:p>60,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.7944843507061" calcext:value-type="float">
            <text:p>89,7944843507</text:p>
          </table:table-cell>
          <table:table-cell office:value-type="float" office:value="99.9999978143132" calcext:value-type="float">
            <text:p>99,9999978143</text:p>
          </table:table-cell>
          <table:table-cell office:value-type="float" office:value="-227.123092389936" calcext:value-type="float">
            <text:p>-227,1230923899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227.123092389936" calcext:value-type="float">
            <text:p>-227,123092389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6.4509182115889" calcext:value-type="float">
            <text:p>-46,4509182116</text:p>
          </table:table-cell>
          <table:table-cell office:value-type="float" office:value="38.1248653546345" calcext:value-type="float">
            <text:p>38,1248653546</text:p>
          </table:table-cell>
          <table:table-cell office:value-type="float" office:value="-126.423832209719" calcext:value-type="float">
            <text:p>-126,4238322097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126.423832209719" calcext:value-type="float">
            <text:p>-126,423832209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6.4509237020781" calcext:value-type="float">
            <text:p>-46,4509237021</text:p>
          </table:table-cell>
          <table:table-cell office:value-type="float" office:value="38.1248679010278" calcext:value-type="float">
            <text:p>38,124867901</text:p>
          </table:table-cell>
          <table:table-cell office:value-type="float" office:value="-126.423832209722" calcext:value-type="float">
            <text:p>-126,4238322097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126.423832209722" calcext:value-type="float">
            <text:p>-126,42383220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.5607310851486" calcext:value-type="float">
            <text:p>87,5607310851</text:p>
          </table:table-cell>
          <table:table-cell office:value-type="float" office:value="99.9794643387094" calcext:value-type="float">
            <text:p>99,9794643387</text:p>
          </table:table-cell>
          <table:table-cell office:value-type="float" office:value="-225.891687845218" calcext:value-type="float">
            <text:p>-225,8916878452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225.891687845218" calcext:value-type="float">
            <text:p>-225,891687845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.7967534472368" calcext:value-type="float">
            <text:p>89,7967534472</text:p>
          </table:table-cell>
          <table:table-cell office:value-type="float" office:value="99.9999996844914" calcext:value-type="float">
            <text:p>99,9999996845</text:p>
          </table:table-cell>
          <table:table-cell office:value-type="float" office:value="-227.123103599982" calcext:value-type="float">
            <text:p>-227,1231036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227.123103599982" calcext:value-type="float">
            <text:p>-227,123103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.7952787572331" calcext:value-type="float">
            <text:p>89,7952787572</text:p>
          </table:table-cell>
          <table:table-cell office:value-type="float" office:value="99.999995651323" calcext:value-type="float">
            <text:p>99,9999956513</text:p>
          </table:table-cell>
          <table:table-cell office:value-type="float" office:value="-227.123084900107" calcext:value-type="float">
            <text:p>-227,1230849001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227.123084900107" calcext:value-type="float">
            <text:p>-227,123084900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9.7947335618446" calcext:value-type="float">
            <text:p>89,7947335618</text:p>
          </table:table-cell>
          <table:table-cell office:value-type="float" office:value="99.9999947496323" calcext:value-type="float">
            <text:p>99,9999947496</text:p>
          </table:table-cell>
          <table:table-cell office:value-type="float" office:value="-227.123080171434" calcext:value-type="float">
            <text:p>-227,1230801714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227.123080171434" calcext:value-type="float">
            <text:p>-227,123080171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0.0361361345548" calcext:value-type="float">
            <text:p>90,0361361346</text:p>
          </table:table-cell>
          <table:table-cell office:value-type="float" office:value="99.9992304398956" calcext:value-type="float">
            <text:p>99,9992304399</text:p>
          </table:table-cell>
          <table:table-cell office:value-type="float" office:value="-227.106421146972" calcext:value-type="float">
            <text:p>-227,106421147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227.106421146972" calcext:value-type="float">
            <text:p>-227,10642114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.7987527169691" calcext:value-type="float">
            <text:p>89,798752717</text:p>
          </table:table-cell>
          <table:table-cell office:value-type="float" office:value="99.9999999883752" calcext:value-type="float">
            <text:p>99,9999999884</text:p>
          </table:table-cell>
          <table:table-cell office:value-type="float" office:value="-227.123105871366" calcext:value-type="float">
            <text:p>-227,1231058714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227.123105871366" calcext:value-type="float">
            <text:p>-227,123105871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.8084000574321" calcext:value-type="float">
            <text:p>89,8084000574</text:p>
          </table:table-cell>
          <table:table-cell office:value-type="float" office:value="99.9999763548607" calcext:value-type="float">
            <text:p>99,9999763549</text:p>
          </table:table-cell>
          <table:table-cell office:value-type="float" office:value="-227.122985847435" calcext:value-type="float">
            <text:p>-227,1229858474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227.122985847435" calcext:value-type="float">
            <text:p>-227,122985847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6.4509234343611" calcext:value-type="float">
            <text:p>-46,4509234344</text:p>
          </table:table-cell>
          <table:table-cell office:value-type="float" office:value="38.1248677299472" calcext:value-type="float">
            <text:p>38,1248677299</text:p>
          </table:table-cell>
          <table:table-cell office:value-type="float" office:value="-126.423832209722" calcext:value-type="float">
            <text:p>-126,4238322097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126.423832209722" calcext:value-type="float">
            <text:p>-126,423832209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.802633001194" calcext:value-type="float">
            <text:p>89,8026330012</text:p>
          </table:table-cell>
          <table:table-cell office:value-type="float" office:value="99.9999996264097" calcext:value-type="float">
            <text:p>99,9999996264</text:p>
          </table:table-cell>
          <table:table-cell office:value-type="float" office:value="-227.123100902589" calcext:value-type="float">
            <text:p>-227,1231009026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227.123100902589" calcext:value-type="float">
            <text:p>-227,123100902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46.4509213052768" calcext:value-type="float">
            <text:p>-46,4509213053</text:p>
          </table:table-cell>
          <table:table-cell office:value-type="float" office:value="38.1248647332143" calcext:value-type="float">
            <text:p>38,1248647332</text:p>
          </table:table-cell>
          <table:table-cell office:value-type="float" office:value="-126.42383220972" calcext:value-type="float">
            <text:p>-126,4238322097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126.42383220972" calcext:value-type="float">
            <text:p>-126,423832209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.8061904662053" calcext:value-type="float">
            <text:p>89,8061904662</text:p>
          </table:table-cell>
          <table:table-cell office:value-type="float" office:value="99.9999919283425" calcext:value-type="float">
            <text:p>99,9999919283</text:p>
          </table:table-cell>
          <table:table-cell office:value-type="float" office:value="-227.123059458775" calcext:value-type="float">
            <text:p>-227,1230594588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227.123059458775" calcext:value-type="float">
            <text:p>-227,123059458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9.8105301833968" calcext:value-type="float">
            <text:p>89,8105301834</text:p>
          </table:table-cell>
          <table:table-cell office:value-type="float" office:value="99.9999904741108" calcext:value-type="float">
            <text:p>99,9999904741</text:p>
          </table:table-cell>
          <table:table-cell office:value-type="float" office:value="-227.123033697597" calcext:value-type="float">
            <text:p>-227,1230336976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227.123033697597" calcext:value-type="float">
            <text:p>-227,123033697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46.4509238203318" calcext:value-type="float">
            <text:p>-46,4509238203</text:p>
          </table:table-cell>
          <table:table-cell office:value-type="float" office:value="38.1248678650271" calcext:value-type="float">
            <text:p>38,124867865</text:p>
          </table:table-cell>
          <table:table-cell office:value-type="float" office:value="-126.423832209722" calcext:value-type="float">
            <text:p>-126,4238322097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126.423832209722" calcext:value-type="float">
            <text:p>-126,423832209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46.4509239302747" calcext:value-type="float">
            <text:p>-46,4509239303</text:p>
          </table:table-cell>
          <table:table-cell office:value-type="float" office:value="38.1248680685047" calcext:value-type="float">
            <text:p>38,1248680685</text:p>
          </table:table-cell>
          <table:table-cell office:value-type="float" office:value="-126.423832209722" calcext:value-type="float">
            <text:p>-126,4238322097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126.423832209722" calcext:value-type="float">
            <text:p>-126,423832209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9.0901625111435" calcext:value-type="float">
            <text:p>89,0901625111</text:p>
          </table:table-cell>
          <table:table-cell office:value-type="float" office:value="87.9721241962673" calcext:value-type="float">
            <text:p>87,9721241963</text:p>
          </table:table-cell>
          <table:table-cell office:value-type="float" office:value="-141.747594979439" calcext:value-type="float">
            <text:p>-141,7475949794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141.747594979439" calcext:value-type="float">
            <text:p>-141,747594979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4.3980691986214" calcext:value-type="float">
            <text:p>64,3980691986</text:p>
          </table:table-cell>
          <table:table-cell office:value-type="float" office:value="99.5835157430055" calcext:value-type="float">
            <text:p>99,583515743</text:p>
          </table:table-cell>
          <table:table-cell office:value-type="float" office:value="-128.255170777821" calcext:value-type="float">
            <text:p>-128,2551707778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128.255170777821" calcext:value-type="float">
            <text:p>-128,255170777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6.4509235777165" calcext:value-type="float">
            <text:p>-46,4509235777</text:p>
          </table:table-cell>
          <table:table-cell office:value-type="float" office:value="38.1248672813182" calcext:value-type="float">
            <text:p>38,1248672813</text:p>
          </table:table-cell>
          <table:table-cell office:value-type="float" office:value="-126.423832209722" calcext:value-type="float">
            <text:p>-126,4238322097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126.423832209722" calcext:value-type="float">
            <text:p>-126,423832209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7988025472703" calcext:value-type="float">
            <text:p>89,7988025473</text:p>
          </table:table-cell>
          <table:table-cell office:value-type="float" office:value="99.9999998801576" calcext:value-type="float">
            <text:p>99,9999998802</text:p>
          </table:table-cell>
          <table:table-cell office:value-type="float" office:value="-227.123105423066" calcext:value-type="float">
            <text:p>-227,1231054231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227.123105423066" calcext:value-type="float">
            <text:p>-227,123105423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9.7970786839235" calcext:value-type="float">
            <text:p>89,7970786839</text:p>
          </table:table-cell>
          <table:table-cell office:value-type="float" office:value="99.999998065039" calcext:value-type="float">
            <text:p>99,999998065</text:p>
          </table:table-cell>
          <table:table-cell office:value-type="float" office:value="-227.123097172614" calcext:value-type="float">
            <text:p>-227,1230971726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227.123097172614" calcext:value-type="float">
            <text:p>-227,12309717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9.7970588534926" calcext:value-type="float">
            <text:p>89,7970588535</text:p>
          </table:table-cell>
          <table:table-cell office:value-type="float" office:value="99.9999973378121" calcext:value-type="float">
            <text:p>99,9999973378</text:p>
          </table:table-cell>
          <table:table-cell office:value-type="float" office:value="-227.123094137965" calcext:value-type="float">
            <text:p>-227,123094138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227.123094137965" calcext:value-type="float">
            <text:p>-227,12309413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6.4509235234396" calcext:value-type="float">
            <text:p>-46,4509235234</text:p>
          </table:table-cell>
          <table:table-cell office:value-type="float" office:value="38.1248638968222" calcext:value-type="float">
            <text:p>38,1248638968</text:p>
          </table:table-cell>
          <table:table-cell office:value-type="float" office:value="-126.423832209718" calcext:value-type="float">
            <text:p>-126,4238322097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126.423832209718" calcext:value-type="float">
            <text:p>-126,423832209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9.8006907339604" calcext:value-type="float">
            <text:p>89,800690734</text:p>
          </table:table-cell>
          <table:table-cell office:value-type="float" office:value="99.9999993636914" calcext:value-type="float">
            <text:p>99,9999993637</text:p>
          </table:table-cell>
          <table:table-cell office:value-type="float" office:value="-227.123102442362" calcext:value-type="float">
            <text:p>-227,1231024424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227.123102442362" calcext:value-type="float">
            <text:p>-227,1231024424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.4430485405864" calcext:value-type="float">
            <text:p>89,4430485406</text:p>
          </table:table-cell>
          <table:table-cell office:value-type="float" office:value="99.8995916272017" calcext:value-type="float">
            <text:p>99,8995916272</text:p>
          </table:table-cell>
          <table:table-cell office:value-type="float" office:value="-226.684941947062" calcext:value-type="float">
            <text:p>-226,6849419471</text:p>
          </table:table-cell>
          <table:table-cell table:number-columns-repeated="6"/>
          <table:table-cell office:value-type="string" calcext:value-type="string">
            <text:p>de</text:p>
          </table:table-cell>
          <table:table-cell office:value-type="float" office:value="-226.684941947062" calcext:value-type="float">
            <text:p>-226,684941947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0T02:09:05.402845995</dc:date>
    <meta:editing-duration>PT6H1M34S</meta:editing-duration>
    <meta:editing-cycles>2</meta:editing-cycles>
    <meta:generator>LibreOffice/5.1.6.2$Linux_X86_64 LibreOffice_project/10m0$Build-2</meta:generator>
    <meta:document-statistic meta:table-count="1" meta:cell-count="184" meta:object-count="0"/>
  </office:meta>
</office:document-meta>
</file>